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size-complex="14pt"/>
    </style:style>
    <style:style style:name="P2" style:family="paragraph" style:parent-style-name="Standard">
      <style:paragraph-properties fo:margin-left="0in" fo:margin-right="0in" fo:margin-top="0.0835in" fo:margin-bottom="0.0835in" style:contextual-spacing="false" fo:line-height="150%" fo:text-align="center" style:justify-single-word="false" fo:text-indent="0.4917in" style:auto-text-indent="false"/>
    </style:style>
    <style:style style:name="P3" style:family="paragraph" style:parent-style-name="Standard">
      <style:paragraph-properties fo:margin-top="0.0835in" fo:margin-bottom="0in" style:contextual-spacing="false" fo:line-height="150%"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margin-top="0.0835in" fo:margin-bottom="0.0835in" style:contextual-spacing="false" fo:line-height="150%" fo:text-align="center" style:justify-single-word="false" fo:text-indent="0.4917in" style:auto-text-indent="false"/>
      <style:text-properties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.0835in" fo:margin-bottom="0.1945in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.0835in" fo:margin-bottom="0in" style:contextual-spacing="false"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style-asian="normal" style:font-weight-asian="bold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 style:list-style-name="L1">
      <style:paragraph-properties fo:margin-top="0.0835in" fo:margin-bottom="0.0835in" style:contextual-spacing="false" fo:line-height="150%"/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 style:list-style-name="L2">
      <style:paragraph-properties fo:margin-top="0.0835in" fo:margin-bottom="0.0835in" style:contextual-spacing="false" fo:line-height="150%"/>
      <style:text-properties fo:font-size="14pt" fo:font-weight="normal" officeooo:paragraph-rsid="002cea46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 style:list-style-name="L2">
      <style:paragraph-properties fo:margin-top="0.0835in" fo:margin-bottom="0.0835in" style:contextual-spacing="false" fo:line-height="150%"/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 style:list-style-name="L2">
      <style:paragraph-properties fo:margin-top="0.0835in" fo:margin-bottom="0.0835in" style:contextual-spacing="false" fo:line-height="150%"/>
      <style:text-properties fo:font-size="14pt" fo:font-weight="normal" officeooo:paragraph-rsid="002fa7d7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.0835in" fo:margin-bottom="0.0835in" style:contextual-spacing="false" fo:line-height="150%"/>
      <style:text-properties fo:font-size="14pt" fo:font-weight="normal" officeooo:rsid="002cea46" officeooo:paragraph-rsid="002cea46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.0835in" fo:margin-bottom="0.0835in" style:contextual-spacing="false" fo:line-height="150%"/>
      <style:text-properties fo:font-size="14pt" fo:font-weight="normal" officeooo:rsid="002cea46" officeooo:paragraph-rsid="003f740c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.0835in" fo:margin-bottom="0.0835in" style:contextual-spacing="false" fo:line-height="150%"/>
      <style:text-properties fo:font-size="14pt" fo:font-weight="normal" officeooo:rsid="002cea46" officeooo:paragraph-rsid="002fa7d7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.0835in" fo:margin-bottom="0.0835in" style:contextual-spacing="false" fo:line-height="150%"/>
      <style:text-properties fo:font-weight="normal" officeooo:rsid="002cea46" officeooo:paragraph-rsid="002fa7d7" style:font-weight-asian="normal" style:font-weight-complex="normal"/>
    </style:style>
    <style:style style:name="P18" style:family="paragraph" style:parent-style-name="Standard">
      <style:paragraph-properties fo:margin-top="0.0835in" fo:margin-bottom="0.0835in" style:contextual-spacing="false" fo:line-height="150%"/>
      <style:text-properties fo:font-weight="normal" officeooo:rsid="002cea46" officeooo:paragraph-rsid="004929b0" style:font-weight-asian="normal" style:font-weight-complex="normal"/>
    </style:style>
    <style:style style:name="T1" style:family="text">
      <style:text-properties style:font-size-complex="14pt"/>
    </style:style>
    <style:style style:name="T2" style:family="text">
      <style:text-properties fo:language="ru" fo:country="RU" style:font-size-complex="14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weight="bold" officeooo:rsid="002fa53f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font-size="14pt" style:font-size-asian="14pt" style:font-name-complex="Times New Roman1" style:font-size-complex="14pt"/>
    </style:style>
    <style:style style:name="T7" style:family="text">
      <style:text-properties fo:font-size="14pt" officeooo:rsid="004929b0" style:font-size-asian="14pt" style:font-name-complex="Times New Roman1" style:font-size-complex="14pt"/>
    </style:style>
    <style:style style:name="T8" style:family="text">
      <style:text-properties fo:font-size="14pt" officeooo:rsid="00346155" style:font-size-asian="14pt" style:font-name-complex="Times New Roman1" style:font-size-complex="14pt"/>
    </style:style>
    <style:style style:name="T9" style:family="text">
      <style:text-properties fo:font-size="14pt" officeooo:rsid="0051daca" style:font-size-asian="14pt" style:font-name-complex="Times New Roman1" style:font-size-complex="14pt"/>
    </style:style>
    <style:style style:name="T10" style:family="text">
      <style:text-properties officeooo:rsid="00346155"/>
    </style:style>
    <style:style style:name="T11" style:family="text">
      <style:text-properties officeooo:rsid="00350513"/>
    </style:style>
    <style:style style:name="T12" style:family="text">
      <style:text-properties officeooo:rsid="003666a5"/>
    </style:style>
    <style:style style:name="T13" style:family="text">
      <style:text-properties officeooo:rsid="0039e7e7"/>
    </style:style>
    <style:style style:name="T14" style:family="text">
      <style:text-properties officeooo:rsid="003ad5c1"/>
    </style:style>
    <style:style style:name="T15" style:family="text">
      <style:text-properties officeooo:rsid="003aee91"/>
    </style:style>
    <style:style style:name="T16" style:family="text">
      <style:text-properties officeooo:rsid="003c5d0f"/>
    </style:style>
    <style:style style:name="T17" style:family="text">
      <style:text-properties officeooo:rsid="003f740c"/>
    </style:style>
    <style:style style:name="T18" style:family="text">
      <style:text-properties officeooo:rsid="004130db"/>
    </style:style>
    <style:style style:name="T19" style:family="text">
      <style:text-properties officeooo:rsid="0042e0e7"/>
    </style:style>
    <style:style style:name="T20" style:family="text">
      <style:text-properties officeooo:rsid="004470dd"/>
    </style:style>
    <style:style style:name="T21" style:family="text">
      <style:text-properties officeooo:rsid="004de52a"/>
    </style:style>
    <style:style style:name="T22" style:family="text">
      <style:text-properties officeooo:rsid="0052a47b"/>
    </style:style>
    <style:style style:name="T23" style:family="text">
      <style:text-properties officeooo:rsid="005310ae"/>
    </style:style>
    <style:style style:name="T24" style:family="text">
      <style:text-properties officeooo:rsid="00549500"/>
    </style:style>
    <style:style style:name="T25" style:family="text">
      <style:text-properties officeooo:rsid="0057e6d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ІНІСТЕРСТВО ОСВІТИ І НАУКИ УКРАЇНИ</text:span><text:span text:style-name="T1"/></text:p>
      <text:p text:style-name="P4"><text:span text:style-name="T1">ДЕРЖАВНИЙ УНІВЕРСИТЕТ </text:span><text:span text:style-name="T2">ІНФОРМАЦІЙНО-КОМУНІКАЦІЙНИХ </text:span><text:span text:style-name="T1">ТЕХНОЛОГІЙ</text:span><text:bookmark text:name="_GoBack"/><text:span text:style-name="T1"/></text:p>
      <text:p text:style-name="P1"/>
      <text:p text:style-name="P4"><text:span text:style-name="T1">Навчально-науковий інститут інформаційних технологій</text:span><text:span text:style-name="T1"/></text:p>
      <text:p text:style-name="P4"><text:span text:style-name="T1">Кафедра інженерії програмного забезпечення</text:span><text:span text:style-name="T1"/></text:p>
      <text:p text:style-name="P1"/>
      <text:p text:style-name="P1"/>
      <text:p text:style-name="P1"/>
      <text:p text:style-name="P3"><text:span text:style-name="T3">ПРАКТИЧНА РОБОТА </text:span><text:span text:style-name="T4">5</text:span><text:span text:style-name="T3">.</text:span></text:p>
      <text:p text:style-name="P8">ФУНКЦІЇ І ТЕХНОЛОГІЇ МЕНЕДЖМЕНТУ</text:p>
      <text:p text:style-name="P1"/>
      <text:p text:style-name="P1"/>
      <text:p text:style-name="P9"><text:span text:style-name="T1">Підготував: студент групи ПД</text:span><text:span text:style-name="T2">М</text:span><text:span text:style-name="T1">-51</text:span><text:span text:style-name="T1"/></text:p>
      <text:p text:style-name="P9"><text:span text:style-name="T2">Гапей Максим Юр</text:span><text:span text:style-name="T1">і</text:span><text:span text:style-name="T2">йович</text:span><text:span text:style-name="T2"/></text:p>
      <text:p text:style-name="P9"><text:span text:style-name="T1">Перевірив: викладач</text:span><text:span text:style-name="T1"/></text:p>
      <text:p text:style-name="P9"><text:span text:style-name="T1">Ващенко Олександр Петрович</text:span><text:span text:style-name="T1"/></text:p>
      <text:p text:style-name="P1"/>
      <text:p text:style-name="P1"/>
      <text:p text:style-name="P1"/>
      <text:p text:style-name="P1"/>
      <text:p text:style-name="P4"><text:span text:style-name="T1">Київ 202</text:span><text:span text:style-name="T2">4</text:span><text:span text:style-name="T2"/></text:p>
      <text:p text:style-name="P4"/>
      <text:p text:style-name="P2"><text:soft-page-break/><text:span text:style-name="T5">Контрольні запитання і завдання</text:span></text:p>
      <text:list xml:id="list3823210052" text:style-name="L1">
        <text:list-item>
          <text:p text:style-name="P10">Назвіть основні функції менеджменту.</text:p>
        </text:list-item>
      </text:list>
      <text:p text:style-name="P14">Відповідь: Планування, <text:span text:style-name="T10">о</text:span>рганізація, <text:span text:style-name="T10">м</text:span>отивація, <text:span text:style-name="T10">к</text:span>онтроль.</text:p>
      <text:list xml:id="list115545340969898" text:continue-numbering="true" text:style-name="L1">
        <text:list-item>
          <text:p text:style-name="P10">Визначте різницю між загальними та конкретними функціями управління.</text:p>
        </text:list-item>
      </text:list>
      <text:p text:style-name="P14">Відповідь: Загальні функції управління - це загальноприйняті основні завдання, які виконуються керівниками будь-якої організації, такі як планування, організація, мотивація та контроль. Конкретні функції управління - це функції, специфічні <text:span text:style-name="T11">для </text:span>конкретн<text:span text:style-name="T11">о</text:span>ї галузі, організації чи рівня управління.</text:p>
      <text:list xml:id="list115545159510281" text:continue-numbering="true" text:style-name="L1">
        <text:list-item>
          <text:p text:style-name="P10">Що лежить в основі процесу управління?</text:p>
        </text:list-item>
      </text:list>
      <text:p text:style-name="P14">Відповідь: Цілі та завдання організації, <text:span text:style-name="T12">р</text:span>есурси, <text:span text:style-name="T12">в</text:span>нутрішнє та зовнішнє середовище, <text:span text:style-name="T12">к</text:span>ультура та структура організації, <text:span text:style-name="T12">с</text:span>истеми управління, процедури та методи.</text:p>
      <text:list xml:id="list115544011998120" text:continue-numbering="true" text:style-name="L1">
        <text:list-item>
          <text:p text:style-name="P10">Поясніть на конкретних прикладах механізм реалізації конкретних функцій менеджменту.</text:p>
        </text:list-item>
      </text:list>
      <text:p text:style-name="P14">Відповідь: Планування: Керівництво визначає цілі, розробляє бізнес-план, визначає бюджет, необхідний <text:span text:style-name="T13">для </text:span>виробництва та маркетингу продукту, і створює графік дій. Організація: Керівник розподіляє обов'язки між співробітниками, визначає структуру команди та встановлює процедури взаємодії для ефективної роботи. Мотивація: <text:span text:style-name="T13">М</text:span>енеджер використовує систему премій та заохочень для стимулювання співробітників до покращення продуктивності. Контроль Керівник перевіряє виконання завдань щодо проекту та порівнює результати з планом.</text:p>
      <text:list xml:id="list115545563424354" text:continue-numbering="true" text:style-name="L1">
        <text:list-item>
          <text:p text:style-name="P10">Обґрунтуйте обʼєктивність та необхідність здійснення змін в організаціях.</text:p>
        </text:list-item>
      </text:list>
      <text:p text:style-name="P14"><text:soft-page-break/>Відповідь: Об'єктивність <text:span text:style-name="T15">та н</text:span>еобхідність - прагнення ефективності і конкурентоспроможності, адапт<text:span text:style-name="T14">ація</text:span> до нових умов, оптиміз<text:span text:style-name="T14">ація</text:span> процес<text:span text:style-name="T14">ів</text:span>, покращ<text:span text:style-name="T14">ення</text:span> як<text:span text:style-name="T14">о</text:span>ст<text:span text:style-name="T14">і</text:span> продукції чи послуг, щоб виживати на ринку та досягати своїх цілей.</text:p>
      <text:list xml:id="list115543981832738" text:continue-numbering="true" text:style-name="L1">
        <text:list-item>
          <text:p text:style-name="P10">Проілюструйте на конкретних прикладах напрями організаційних змін.</text:p>
        </text:list-item>
      </text:list>
      <text:p text:style-name="P14">Відповідь: Впровадження нов<text:span text:style-name="T18">их</text:span> технологі<text:span text:style-name="T18">й</text:span> виробництва <text:span text:style-name="T18">та </text:span>підвищення продуктивност, <text:span text:style-name="T18">р</text:span>еорганізація структури компанії <text:span text:style-name="T18">з метою</text:span> покращення комунікації та управління, <text:span text:style-name="T18">з</text:span>міна стратегії маркетингу, <text:span text:style-name="T18">р</text:span>озвиток корпоративної культури <text:span text:style-name="T18">для</text:span> покращення <text:span text:style-name="T20">підвищення</text:span> <text:span text:style-name="T19">працездатності</text:span> співробітників.</text:p>
      <text:list xml:id="list115544016103195" text:continue-numbering="true" text:style-name="L1">
        <text:list-item>
          <text:p text:style-name="P10">Які причини зумовлюють опір змінам?</text:p>
        </text:list-item>
      </text:list>
      <text:p text:style-name="P15">Відповідь: <text:span text:style-name="T16">Н</text:span>евизначеність та страх перед невідомим, <text:span text:style-name="T17">н</text:span>егативний досвід, <text:span text:style-name="T16">с</text:span>умніви щодо необхідності змін та їх успішності, <text:span text:style-name="T16">консервативність, в</text:span>ідсутність участі працівників у процесі прийняття рішень.</text:p>
      <text:list xml:id="list115544227074615" text:continue-numbering="true" text:style-name="L1">
        <text:list-item>
          <text:p text:style-name="P10">Які складові організаційного розвитку? Обґрунтуйте їх взаємозвʼязок.</text:p>
        </text:list-item>
      </text:list>
      <text:p text:style-name="P14">Відповідь: Культура організації, <text:span text:style-name="T16">с</text:span>пільне регулювання культури, <text:span text:style-name="T16">д</text:span>ослідження дією. <text:span text:style-name="T16">Їх взаємозвʼязок ґрунтується на в</text:span>изнач<text:span text:style-name="T16">енні</text:span> цінност<text:span text:style-name="T16">ей</text:span>, норм та поведінков<text:span text:style-name="T16">их</text:span> патерн<text:span text:style-name="T16">і</text:span>, форму<text:span text:style-name="T16">вання</text:span> робоч<text:span text:style-name="T16">ої</text:span> атмосфер<text:span text:style-name="T16">и,</text:span> відносин між співробітниками, <text:span text:style-name="T16">аналізу ефективності. </text:span></text:p>
      <text:p text:style-name="P5">Завдання на самостійну роботу студента</text:p>
      <text:list xml:id="list4024177364" text:style-name="L2">
        <text:list-item>
          <text:p text:style-name="P11">Сутність, особливості та класифікація функцій менеджменту.</text:p>
        </text:list-item>
      </text:list>
      <text:p text:style-name="P18"><text:span text:style-name="T6">Відповідь: </text:span><text:span text:style-name="T7">Є</text:span><text:span text:style-name="T6"> основні види діяльності, які необхідні </text:span><text:span text:style-name="T7">для </text:span><text:span text:style-name="T6">ефективного управління організацією, </text:span><text:span text:style-name="T7">в</text:span><text:span text:style-name="T6">они включають планування, організацію, керівництво (лідерство), координацію та контроль. Особливості створені </text:span><text:soft-page-break/><text:span text:style-name="T6">задля забезпечення певних аспектів управління. Наприклад: планування орієнтоване </text:span><text:span text:style-name="T7">на</text:span><text:span text:style-name="T6"> визначення цілей і розробку стратегій досягнення мети, тоді як контроль спрямовано оцінку виконання поставлених завдан</text:span><text:span text:style-name="T7">ь</text:span><text:span text:style-name="T6">. Функції </text:span><text:span text:style-name="T7">менеджменту</text:span><text:span text:style-name="T6"> можна класифікувати на загальні </text:span><text:span text:style-name="T7">(планування, </text:span><text:span text:style-name="T8">о</text:span><text:span text:style-name="T6">рганізація, </text:span><text:span text:style-name="T8">м</text:span><text:span text:style-name="T6">отивація </text:span><text:span text:style-name="T7">та</text:span><text:span text:style-name="T6"> </text:span><text:span text:style-name="T8">к</text:span><text:span text:style-name="T6">онтроль</text:span><text:span text:style-name="T7">) та</text:span><text:span text:style-name="T6"> специфічні.</text:span><text:span text:style-name="T6"/></text:p>
      <text:list xml:id="list115545653113115" text:continue-numbering="true" text:style-name="L2">
        <text:list-item>
          <text:p text:style-name="P12">Взаємозв'язок загальних і конкретних функцій менеджменту.</text:p>
        </text:list-item>
      </text:list>
      <text:p text:style-name="P14">Відповідь: Загальні функції забезпечують фундаментальні принципи управління, а конкретні функції доповнюють їх <text:span text:style-name="T21">через </text:span>специфіку галузі, бізнесу та клієнтів.</text:p>
      <text:list xml:id="list115545416962146" text:continue-numbering="true" text:style-name="L2">
        <text:list-item>
          <text:p text:style-name="P12">Механізм реалізації функцій управління.</text:p>
        </text:list-item>
      </text:list>
      <text:p text:style-name="P14">Відповідь: Для реалізації функції планування можуть використовуватися розробка стратегічних планів та операційних планів. Для функції організації можуть застосовуватися методи структурування робочих процесів, створення посадових інструкцій т<text:span text:style-name="T25">ощо</text:span>.</text:p>
      <text:list xml:id="list115545330978316" text:continue-numbering="true" text:style-name="L2">
        <text:list-item>
          <text:p text:style-name="P13">Еволюція поглядів на сутність і структуру організацій.</text:p>
        </text:list-item>
      </text:list>
      <text:p text:style-name="P17"><text:span text:style-name="T6">Відповідь: </text:span><text:span text:style-name="T9">Б</text:span><text:span text:style-name="T6">юрократичн</text:span><text:span text:style-name="T9">а</text:span><text:span text:style-name="T6"> модель, системний підхід, теорію людських відносин, теорію системного управління, мережеві організації та ін.</text:span><text:span text:style-name="T6"/></text:p>
      <text:list xml:id="list115545262527219" text:continue-numbering="true" text:style-name="L2">
        <text:list-item>
          <text:p text:style-name="P13">Конкурентний статус підприємства.</text:p>
        </text:list-item>
      </text:list>
      <text:p text:style-name="P16">Відповідь: Ключові фактори: інноваційність, <text:span text:style-name="T22">якість та бренд </text:span>про<text:span text:style-name="T22">дукції</text:span>, ефективність виробничих процесів, доступ до ресурсів, <text:span text:style-name="T23">а також</text:span> репутаці<text:span text:style-name="T22">я </text:span><text:span text:style-name="T23">підприємства</text:span>.</text:p>
      <text:list xml:id="list115544993500778" text:continue-numbering="true" text:style-name="L2">
        <text:list-item>
          <text:p text:style-name="P13">Тенденції організаційних змін.</text:p>
        </text:list-item>
      </text:list>
      <text:p text:style-name="P16">Відповідь: <text:span text:style-name="T24">Т</text:span>ехнологічні інновації, автоматизаці<text:span text:style-name="T24">я</text:span>, поліпшення комунікацій та співробітництва, <text:span text:style-name="T24">г</text:span>нучкість <text:span text:style-name="T24">і</text:span> адаптивність, все <text:span text:style-name="T24">це стає </text:span>більш важливими, оскільки компанії повинні швидко реагувати на <text:span text:style-name="T24">зміни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945in" style:contextual-spacing="false" fo:line-height="105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uk" fo:country="UA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.0835in" fo:margin-bottom="0.1945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0835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34:00</meta:creation-date>
    <dc:language>en-US</dc:language>
    <dc:date>2024-03-27T11:55:43.605547804</dc:date>
    <meta:editing-cycles>151</meta:editing-cycles>
    <meta:editing-duration>PT6H50M10S</meta:editing-duration>
    <meta:generator>LibreOffice/7.4.7.2$Linux_X86_64 LibreOffice_project/40$Build-2</meta:generator>
    <meta:document-statistic meta:table-count="0" meta:image-count="0" meta:object-count="0" meta:page-count="4" meta:paragraph-count="41" meta:word-count="527" meta:character-count="4575" meta:non-whitespace-character-count="4102"/>
    <meta:user-defined meta:name="AppVersion">15.0000</meta:user-defined>
    <meta:template xlink:type="simple" xlink:actuate="onRequest" xlink:title="Normal" xlink:href=""/>
  </office:meta>
</office:document-meta>
</file>